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15" office:value-type="string" calcext:value-type="string">
            <text:p>Cometropoli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/>
          <table:table-cell table:style-name="ce8" office:value-type="string" calcext:value-type="string">
            <text:p>Sleet Streets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15" office:value-type="string" calcext:value-type="string">
            <text:p>Don’t Touch Me, I’m a Real Live Wi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Lunacy</text:p>
          </table:table-cell>
          <table:table-cell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Not Much Room @ the Hotel Rhode Island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Gravity, Hypocrisy, &amp; the Perils o’ Being in 3D</text:p>
          </table:table-cell>
          <table:table-cell table:style-name="ce8" office:value-type="string" calcext:value-type="string">
            <text:p>Paranoid Androids</text:p>
          </table:table-cell>
          <table:table-cell/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ce8"/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Maybe I'm a Maze</text:p>
          </table:table-cell>
          <table:table-cell table:style-name="ce8" office:value-type="string" calcext:value-type="string">
            <text:p>Mart Cart Madness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hatt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9:53:11.063022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2-06T20:04:27.445170825</dc:date>
    <meta:editing-duration>P5DT5H15M10S</meta:editing-duration>
    <meta:editing-cycles>265</meta:editing-cycles>
    <meta:generator>LibreOffice/6.4.6.2$Linux_X86_64 LibreOffice_project/40$Build-2</meta:generator>
    <meta:document-statistic meta:table-count="2" meta:cell-count="154" meta:object-count="0"/>
  </office:meta>
</office:document-meta>
</file>